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20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88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84mm" svg:height="89.94mm" svg:x="28.78mm" svg:y="190.03mm">
            <draw:object draw:notify-on-update-of-ranges="Sheet1.A7:Sheet1.A9 Sheet1.B6:Sheet1.B6 Sheet1.B7:Sheet1.B9 Sheet1.C6:Sheet1.C6 Sheet1.C7:Sheet1.C9 Sheet1.E6:Sheet1.E6 Sheet1.E7:Sheet1.E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63.77mm" svg:height="277.45mm" svg:x="0mm" svg:y="1666.12mm">
            <draw:object draw:notify-on-update-of-ranges="Sheet1.H1:Sheet1.H1 Sheet1.H2:Sheet1.H367 Sheet1.I1:Sheet1.I1 Sheet1.I2:Sheet1.I367 Sheet1.J1:Sheet1.J1 Sheet1.J2:Sheet1.J36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84mm" svg:height="89.94mm" svg:x="19.3mm" svg:y="89.18mm">
            <draw:object draw:notify-on-update-of-ranges="Sheet1.A6:Sheet1.A6 Sheet1.A7:Sheet1.A9 Sheet1.C6:Sheet1.C6 Sheet1.C7:Sheet1.C9 Sheet1.E6:Sheet1.E6 Sheet1.E7:Sheet1.E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Scheduling Type: Round-Robin (Preemptive)</text:p>
          </table:table-cell>
          <table:table-cell table:number-columns-repeated="5"/>
          <table:table-cell office:value-type="string" calcext:value-type="string">
            <text:p>Event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PUDONE</text:p>
          </table:table-cell>
          <table:table-cell table:number-columns-repeated="2"/>
          <table:table-cell office:value-type="string" calcext:value-type="string">
            <text:p>IOBLOCKING</text:p>
          </table:table-cell>
          <table:table-cell table:number-columns-repeated="3"/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NUMBLOCKED</text:p>
          </table:table-cell>
          <table:table-cell/>
          <table:table-cell office:value-type="string" calcext:value-type="string">
            <text:p>REMAININGFROMSLICE</text:p>
          </table:table-cell>
        </table:table-row>
        <table:table-row table:style-name="ro1">
          <table:table-cell office:value-type="string" calcext:value-type="string">
            <text:p>Scheduling Name: First-Come First-Served with respect to max time slice.</text:p>
          </table:table-cell>
          <table:table-cell table:number-columns-repeated="5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imulation Run Time: 3437</text:p>
          </table:table-cell>
          <table:table-cell table:number-columns-repeated="5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: 1100</text:p>
          </table:table-cell>
          <table:table-cell table:number-columns-repeated="5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tandard Deviation: 510</text:p>
          </table:table-cell>
          <table:table-cell table:number-columns-repeated="5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 #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IO Blocking</text:p>
          </table:table-cell>
          <table:table-cell office:value-type="string" calcext:value-type="string">
            <text:p>CPU Completed</text:p>
          </table:table-cell>
          <table:table-cell office:value-type="string" calcext:value-type="string">
            <text:p>CPU Blocked</text:p>
          </table:table-cell>
          <table:table-cell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013" calcext:value-type="float">
            <text:p>10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00" calcext:value-type="float">
            <text:p>500</text:p>
          </table:table-cell>
          <table:table-cell office:value-type="float" office:value="1212" calcext:value-type="float">
            <text:p>1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0" calcext:value-type="float">
            <text:p>30</text:p>
          </table:table-cell>
          <table:table-cell office:value-type="float" office:value="1212" calcext:value-type="float">
            <text:p>12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Correlation between IO PERIOD <text:s/>and the number of cpu block:</text:p>
          </table:table-cell>
          <table:table-cell table:style-name="ce1"/>
          <table:table-cell table:style-name="ce1" table:formula="of:=CORREL([.C7:.C9];[.E7:.E9])" office:value-type="float" office:value="-0.759852334527378" calcext:value-type="float">
            <text:p>-0.7598523345</text:p>
          </table:table-cell>
          <table:table-cell table:number-columns-repeated="3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hus the more frequent you do IO the more time you get blocked</text:p>
          </table:table-cell>
          <table:table-cell table:number-columns-repeated="4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175" calcext:value-type="float">
            <text:p>11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175" calcext:value-type="float">
            <text:p>11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complet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3" calcext:value-type="float">
            <text:p>101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comple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12" calcext:value-type="float">
            <text:p>121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65" calcext:value-type="float">
            <text:p>11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65" calcext:value-type="float">
            <text:p>116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nterrupted (slice is over)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95" calcext:value-type="float">
            <text:p>119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195" calcext:value-type="float">
            <text:p>119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I/O blocked...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registered</text:p>
          </table:table-cell>
          <table:table-cell office:value-type="float" office:value="2" calcext:value-type="float">
            <text:p>2</text:p>
          </table:table-cell>
          <table:table-cell office:value-type="float" office:value="1212" calcext:value-type="float">
            <text:p>1212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 complet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12" calcext:value-type="float">
            <text:p>121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Luxi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Luxi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1:08:43.908056236</meta:creation-date>
    <dc:date>2015-05-06T12:30:57.981875680</dc:date>
    <meta:editing-duration>PT4M16S</meta:editing-duration>
    <meta:editing-cycles>1</meta:editing-cycles>
    <meta:document-statistic meta:table-count="1" meta:cell-count="2964" meta:object-count="3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6.378cm" svg:height="27.746cm" xlink:href=".." xlink:type="simple" chart:class="chart:bar" chart:style-name="ch1">
        <chart:legend chart:legend-position="end" svg:x="63.93cm" svg:y="13.325cm" style:legend-expansion="high" chart:style-name="ch2"/>
        <chart:plot-area chart:style-name="ch3" table:cell-range-address="Sheet1.H1:Sheet1.J367" chart:data-source-has-labels="both" svg:x="1.327cm" svg:y="0.554cm" svg:width="61.276cm" svg:height="26.638cm">
          <chartooo:coordinate-region svg:x="2.134cm" svg:y="0.753cm" svg:width="60.273cm" svg:height="25.394cm"/>
          <chart:axis chart:dimension="x" chart:name="primary-x" chart:style-name="ch4" chartooo:axis-type="auto">
            <chartooo:date-scale/>
            <chart:categories table:cell-range-address="Sheet1.H2:Sheet1.H3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367" chart:label-cell-address="Sheet1.I1:Sheet1.I1" chart:class="chart:bar">
            <chart:data-point chart:repeated="366"/>
          </chart:series>
          <chart:series chart:style-name="ch8" chart:values-cell-range-address="Sheet1.J2:Sheet1.J367" chart:label-cell-address="Sheet1.J1:Sheet1.J1" chart:class="chart:bar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TIME</text:p>
                <draw:g>
                  <svg:desc>Sheet1.I1:Sheet1.I1</svg:desc>
                </draw:g>
              </table:table-cell>
              <table:table-cell office:value-type="string">
                <text:p>CPUDON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H2:Sheet1.H367</svg:desc>
                </draw:g>
              </table:table-cell>
              <table:table-cell office:value-type="float" office:value="1013">
                <text:p>1013</text:p>
                <draw:g>
                  <svg:desc>Sheet1.I2:Sheet1.I367</svg:desc>
                </draw:g>
              </table:table-cell>
              <table:table-cell office:value-type="float" office:value="0">
                <text:p>0</text:p>
                <draw:g>
                  <svg:desc>Sheet1.J2:Sheet1.J367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212">
                <text:p>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95cm" xlink:href=".." xlink:type="simple" chart:class="chart:bar" chart:style-name="ch1">
        <chart:legend chart:legend-position="end" svg:x="13.166cm" svg:y="3.7cm" style:legend-expansion="high" chart:style-name="ch2"/>
        <chart:plot-area chart:style-name="ch3" table:cell-range-address="Sheet1.A7:Sheet1.C9 Sheet1.A6:Sheet1.C6 Sheet1.E6:Sheet1.E9" chart:data-source-has-labels="both" svg:x="0.319cm" svg:y="0.179cm" svg:width="12.528cm" svg:height="8.637cm">
          <chartooo:coordinate-region svg:x="1.311cm" svg:y="0.379cm" svg:width="11.536cm" svg:height="7.79cm"/>
          <chart:axis chart:dimension="x" chart:name="primary-x" chart:style-name="ch4" chartooo:axis-type="auto">
            <chartooo:date-scale/>
            <chart:categories table:cell-range-address="Sheet1.A7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9" chart:label-cell-address="Sheet1.B6:Sheet1.B6" chart:class="chart:bar">
            <chart:data-point chart:repeated="3"/>
          </chart:series>
          <chart:series chart:style-name="ch8" chart:values-cell-range-address="Sheet1.C7:Sheet1.C9" chart:label-cell-address="Sheet1.C6:Sheet1.C6" chart:class="chart:bar">
            <chart:data-point chart:repeated="3"/>
          </chart:series>
          <chart:series chart:style-name="ch9" chart:values-cell-range-address="Sheet1.E7:Sheet1.E9" chart:label-cell-address="Sheet1.E6:Sheet1.E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Sheet1.B6:Sheet1.B6</svg:desc>
                </draw:g>
              </table:table-cell>
              <table:table-cell office:value-type="string">
                <text:p>IO Blocking</text:p>
                <draw:g>
                  <svg:desc>Sheet1.C6:Sheet1.C6</svg:desc>
                </draw:g>
              </table:table-cell>
              <table:table-cell office:value-type="string">
                <text:p>CPU Blocked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:Sheet1.A9</svg:desc>
                </draw:g>
              </table:table-cell>
              <table:table-cell office:value-type="float" office:value="1013">
                <text:p>1013</text:p>
                <draw:g>
                  <svg:desc>Sheet1.B7:Sheet1.B9</svg:desc>
                </draw:g>
              </table:table-cell>
              <table:table-cell office:value-type="float" office:value="100">
                <text:p>100</text:p>
                <draw:g>
                  <svg:desc>Sheet1.C7:Sheet1.C9</svg:desc>
                </draw:g>
              </table:table-cell>
              <table:table-cell office:value-type="float" office:value="10">
                <text:p>10</text:p>
                <draw:g>
                  <svg:desc>Sheet1.E7:Sheet1.E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500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5cm" xlink:href=".." xlink:type="simple" chart:class="chart:scatter" chart:style-name="ch1">
        <chart:legend chart:legend-position="end" svg:x="13.166cm" svg:y="3.949cm" style:legend-expansion="high" chart:style-name="ch2"/>
        <chart:plot-area chart:style-name="ch3" table:cell-range-address="Sheet1.A6:Sheet1.A9 Sheet1.C6:Sheet1.C9 Sheet1.E6:Sheet1.E9" chart:data-source-has-labels="both" svg:x="0.463cm" svg:y="0.141cm" svg:width="12.529cm" svg:height="8.635cm">
          <chartooo:coordinate-region svg:x="1.27cm" svg:y="0.34cm" svg:width="11.482cm" svg:height="7.789cm"/>
          <chart:axis chart:dimension="x" chart:name="primary-x" chart:style-name="ch4" chartooo:axis-type="auto">
            <chart:categories table:cell-range-address="Sheet1.A7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9" chart:label-cell-address="Sheet1.C6:Sheet1.C6" chart:class="chart:scatter">
            <chart:domain table:cell-range-address="Sheet1.A7:Sheet1.A9"/>
            <chart:data-point chart:repeated="3"/>
          </chart:series>
          <chart:series chart:style-name="ch7" chart:values-cell-range-address="Sheet1.E7:Sheet1.E9" chart:label-cell-address="Sheet1.E6:Sheet1.E6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 Blocking</text:p>
                <draw:g>
                  <svg:desc>Sheet1.C6:Sheet1.C6</svg:desc>
                </draw:g>
              </table:table-cell>
              <table:table-cell office:value-type="string">
                <text:p>CPU Blocked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:Sheet1.A9</svg:desc>
                </draw:g>
              </table:table-cell>
              <table:table-cell office:value-type="float" office:value="100">
                <text:p>100</text:p>
                <draw:g>
                  <svg:desc>Sheet1.C7:Sheet1.C9</svg:desc>
                </draw:g>
              </table:table-cell>
              <table:table-cell office:value-type="float" office:value="10">
                <text:p>10</text:p>
                <draw:g>
                  <svg:desc>Sheet1.E7:Sheet1.E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